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Regular"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margin-left="0cm" fo:margin-right="0cm" fo:text-indent="0cm" style:auto-text-indent="false"/>
    </style:style>
    <style:style style:name="P3" style:family="paragraph" style:parent-style-name="Text_20_body" style:list-style-name="L2">
      <style:paragraph-properties fo:margin-left="0cm" fo:margin-right="0cm" fo:text-indent="0cm" style:auto-text-indent="false"/>
    </style:style>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Tahoma"/>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number text:level="1" text:style-name="Numbering_20_Symbols"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tracked-changes>
        <text:changed-region text:id="ct188418168">
          <text:insertion>
            <office:change-info>
              <dc:creator>Marc Schröder</dc:creator>
              <dc:date>2006-09-12T11:33:00</dc:date>
            </office:change-info>
          </text:insertion>
        </text:changed-region>
        <text:changed-region text:id="ct120594728">
          <text:insertion>
            <office:change-info>
              <dc:creator>Marc Schröder</dc:creator>
              <dc:date>2006-09-12T11:34:00</dc:date>
            </office:change-info>
          </text:insertion>
        </text:changed-region>
        <text:changed-region text:id="ct85927208">
          <text:deletion>
            <office:change-info>
              <dc:creator>Marc Schröder</dc:creator>
              <dc:date>2006-09-12T11:34:00</dc:date>
            </office:change-info>
            <text:p text:style-name="Text_20_body">however, I think that the target cost features and the join cost features of a unit should be a property of the unit, so that bringing the three files together is necessary only once, when loading the database. The interpretation of the target cost features (the “explanatory header” of the target cost feature file), however, is needed in view of computing the values of these features for Targets; I suggest to keep this with the TargetCostFunction and to spend some time trying to optimise performance.</text:p>
          </text:deletion>
        </text:changed-region>
        <text:changed-region text:id="ct188288072">
          <text:insertion>
            <office:change-info>
              <dc:creator>Marc Schröder</dc:creator>
              <dc:date>2006-09-12T11:34:00</dc:date>
            </office:change-info>
          </text:insertion>
        </text:changed-region>
        <text:changed-region text:id="ct187775640">
          <text:insertion>
            <office:change-info>
              <dc:creator>Marc Schröder</dc:creator>
              <dc:date>2006-09-12T11:35:00</dc:date>
            </office:change-info>
          </text:insertion>
        </text:changed-region>
        <text:changed-region text:id="ct120348720">
          <text:deletion>
            <office:change-info>
              <dc:creator>Marc Schröder</dc:creator>
              <dc:date>2006-09-12T11:38:00</dc:date>
            </office:change-info>
            <text:p text:style-name="Text_20_body"><text:s/>request the audio for this unit)</text:p>
          </text:deletion>
        </text:changed-region>
        <text:changed-region text:id="ct85117432">
          <text:deletion>
            <office:change-info>
              <dc:creator>Marc Schröder</dc:creator>
              <dc:date>2006-09-12T11:37:00</dc:date>
            </office:change-info>
            <text:p text:style-name="Text_20_body"><text:s/>and</text:p>
          </text:deletion>
        </text:changed-region>
        <text:changed-region text:id="ct18604720">
          <text:deletion>
            <office:change-info>
              <dc:creator>Marc Schröder</dc:creator>
              <dc:date>2006-09-12T11:38:00</dc:date>
            </office:change-info>
            <text:p text:style-name="Text_20_body">UnitDatabase database (so that we can find out about the sampling rate</text:p>
          </text:deletion>
        </text:changed-region>
        <text:changed-region text:id="ct188415064">
          <text:deletion>
            <office:change-info>
              <dc:creator>Marc Schröder</dc:creator>
              <dc:date>2006-09-12T11:36:00</dc:date>
            </office:change-info>
            <text:list text:style-name="L1">
              <text:list-header>
                <text:p text:style-name="P1">TargetCostFeatures targetCostFeatures</text:p>
              </text:list-header>
              <text:list-item>
                <text:p text:style-name="P1">JoinCostFeatures joinCostFeatures</text:p>
              </text:list-item>
            </text:list>
          </text:deletion>
        </text:changed-region>
        <text:changed-region text:id="ct190369384">
          <text:insertion>
            <office:change-info>
              <dc:creator>Marc Schröder</dc:creator>
              <dc:date>2006-09-12T11:38:00</dc:date>
            </office:change-info>
          </text:insertion>
        </text:changed-region>
        <text:changed-region text:id="ct121262496">
          <text:insertion>
            <office:change-info>
              <dc:creator>Marc Schröder</dc:creator>
              <dc:date>2006-09-12T11:39:00</dc:date>
            </office:change-info>
          </text:insertion>
        </text:changed-region>
        <text:changed-region text:id="ct121235632">
          <text:insertion>
            <office:change-info>
              <dc:creator>Marc Schröder</dc:creator>
              <dc:date>2006-09-12T11:40:00</dc:date>
            </office:change-info>
          </text:insertion>
        </text:changed-region>
        <text:changed-region text:id="ct122218856">
          <text:insertion>
            <office:change-info>
              <dc:creator>Marc Schröder</dc:creator>
              <dc:date>2006-09-12T11:41:00</dc:date>
            </office:change-info>
          </text:insertion>
        </text:changed-region>
        <text:changed-region text:id="ct188754856">
          <text:insertion>
            <office:change-info>
              <dc:creator>Marc Schröder</dc:creator>
              <dc:date>2006-09-12T11:42:00</dc:date>
            </office:change-info>
          </text:insertion>
        </text:changed-region>
        <text:changed-region text:id="ct123698888">
          <text:insertion>
            <office:change-info>
              <dc:creator>Marc Schröder</dc:creator>
              <dc:date>2006-09-12T11:40:00</dc:date>
            </office:change-info>
          </text:insertion>
        </text:changed-region>
        <text:changed-region text:id="ct189063912">
          <text:deletion>
            <office:change-info>
              <dc:creator>Marc Schröder</dc:creator>
              <dc:date>2006-09-12T11:36:00</dc:date>
            </office:change-info>
            <text:p text:style-name="P2">, TargetCostFeatures targetCostFeatures, JoinCostFeatures joinCostFeatures</text:p>
          </text:deletion>
        </text:changed-region>
        <text:changed-region text:id="ct188133016">
          <text:deletion>
            <office:change-info>
              <dc:creator>Marc Schröder</dc:creator>
              <dc:date>2006-09-12T11:40:00</dc:date>
            </office:change-info>
            <text:p text:style-name="P2">UnitDatabase database</text:p>
          </text:deletion>
        </text:changed-region>
        <text:changed-region text:id="ct124489472">
          <text:deletion>
            <office:change-info>
              <dc:creator>Marc Schröder</dc:creator>
              <dc:date>2006-09-12T11:42:00</dc:date>
            </office:change-info>
            <text:list text:style-name="L2">
              <text:list-header>
                <text:p text:style-name="P3">Unit getPrevious() and Unit getNext(), which should return database.getUnit(index-1) and database.getUnit(index+1), respectively.</text:p>
              </text:list-header>
            </text:list>
          </text:deletion>
        </text:changed-region>
        <text:changed-region text:id="ct122018440">
          <text:insertion>
            <office:change-info>
              <dc:creator>Marc Schröder</dc:creator>
              <dc:date>2006-09-12T11:43:00</dc:date>
            </office:change-info>
          </text:insertion>
        </text:changed-region>
        <text:changed-region text:id="ct188107856">
          <text:deletion>
            <office:change-info>
              <dc:creator>Marc Schröder</dc:creator>
              <dc:date>2006-09-12T15:05:00</dc:date>
            </office:change-info>
            <text:p text:style-name="Text_20_body">and </text:p>
          </text:deletion>
        </text:changed-region>
        <text:changed-region text:id="ct188666480">
          <text:insertion>
            <office:change-info>
              <dc:creator>Marc Schröder</dc:creator>
              <dc:date>2006-09-12T15:05:00</dc:date>
            </office:change-info>
          </text:insertion>
        </text:changed-region>
        <text:changed-region text:id="ct188005368">
          <text:insertion>
            <office:change-info>
              <dc:creator>Marc Schröder</dc:creator>
              <dc:date>2006-09-12T15:06:00</dc:date>
            </office:change-info>
          </text:insertion>
        </text:changed-region>
        <text:changed-region text:id="ct121011904">
          <text:insertion>
            <office:change-info>
              <dc:creator>Marc Schröder</dc:creator>
              <dc:date>2006-09-12T15:07:00</dc:date>
            </office:change-info>
          </text:insertion>
        </text:changed-region>
        <text:changed-region text:id="ct121262344">
          <text:insertion>
            <office:change-info>
              <dc:creator>Marc Schröder</dc:creator>
              <dc:date>2006-09-12T11:44:00</dc:date>
            </office:change-info>
          </text:insertion>
        </text:changed-region>
        <text:changed-region text:id="ct122552608">
          <text:insertion>
            <office:change-info>
              <dc:creator>Marc Schröder</dc:creator>
              <dc:date>2006-09-12T12:48:00</dc:date>
            </office:change-info>
          </text:insertion>
        </text:changed-region>
        <text:changed-region text:id="ct188753648">
          <text:insertion>
            <office:change-info>
              <dc:creator>Marc Schröder</dc:creator>
              <dc:date>2006-09-12T11:45:00</dc:date>
            </office:change-info>
          </text:insertion>
        </text:changed-region>
        <text:changed-region text:id="ct120354576">
          <text:deletion>
            <office:change-info>
              <dc:creator>Marc Schröder</dc:creator>
              <dc:date>2006-09-12T11:45:00</dc:date>
            </office:change-info>
            <text:p text:style-name="Text_20_body">from </text:p>
          </text:deletion>
        </text:changed-region>
        <text:changed-region text:id="ct122519440">
          <text:insertion>
            <office:change-info>
              <dc:creator>Marc Schröder</dc:creator>
              <dc:date>2006-09-12T11:45:00</dc:date>
            </office:change-info>
          </text:insertion>
        </text:changed-region>
        <text:changed-region text:id="ct188074552">
          <text:deletion>
            <office:change-info>
              <dc:creator>Marc Schröder</dc:creator>
              <dc:date>2006-09-12T11:45:00</dc:date>
            </office:change-info>
            <text:p text:style-name="Text_20_body">,</text:p>
          </text:deletion>
        </text:changed-region>
        <text:changed-region text:id="ct121939904">
          <text:insertion>
            <office:change-info>
              <dc:creator>Marc Schröder</dc:creator>
              <dc:date>2006-09-12T12:47:00</dc:date>
            </office:change-info>
          </text:insertion>
        </text:changed-region>
        <text:changed-region text:id="ct120345472">
          <text:insertion>
            <office:change-info>
              <dc:creator>Marc Schröder</dc:creator>
              <dc:date>2006-09-12T12:48:00</dc:date>
            </office:change-info>
          </text:insertion>
        </text:changed-region>
        <text:changed-region text:id="ct189303248">
          <text:insertion>
            <office:change-info>
              <dc:creator>Marc Schröder</dc:creator>
              <dc:date>2006-09-12T12:49:00</dc:date>
            </office:change-info>
          </text:insertion>
        </text:changed-region>
        <text:changed-region text:id="ct121321720">
          <text:deletion>
            <office:change-info>
              <dc:creator>Marc Schröder</dc:creator>
              <dc:date>2006-09-12T11:46:00</dc:date>
            </office:change-info>
            <text:p text:style-name="Text_20_body">If target does not yet have any TargetCostFeatures, it will call computeTargetFeatures(target) and store the resulting TargetCostFeatures object in the Target.</text:p>
          </text:deletion>
        </text:changed-region>
        <text:changed-region text:id="ct123583880">
          <text:insertion>
            <office:change-info>
              <dc:creator>Marc Schröder</dc:creator>
              <dc:date>2006-09-12T11:46:00</dc:date>
            </office:change-info>
          </text:insertion>
        </text:changed-region>
        <text:changed-region text:id="ct122512792">
          <text:insertion>
            <office:change-info>
              <dc:creator>Marc Schröder</dc:creator>
              <dc:date>2006-09-12T15:08:00</dc:date>
            </office:change-info>
          </text:insertion>
        </text:changed-region>
        <text:changed-region text:id="ct121303800">
          <text:insertion>
            <office:change-info>
              <dc:creator>Marc Schröder</dc:creator>
              <dc:date>2006-09-12T15:09:00</dc:date>
            </office:change-info>
          </text:insertion>
        </text:changed-region>
        <text:changed-region text:id="ct191406816">
          <text:insertion>
            <office:change-info>
              <dc:creator>Marc Schröder</dc:creator>
              <dc:date>2006-09-12T15:10:00</dc:date>
            </office:change-info>
          </text:insertion>
        </text:changed-region>
        <text:changed-region text:id="ct189636864">
          <text:insertion>
            <office:change-info>
              <dc:creator>Marc Schröder</dc:creator>
              <dc:date>2006-09-12T15:11:00</dc:date>
            </office:change-info>
          </text:insertion>
        </text:changed-region>
        <text:changed-region text:id="ct121387016">
          <text:insertion>
            <office:change-info>
              <dc:creator>Marc Schröder</dc:creator>
              <dc:date>2006-09-12T15:12:00</dc:date>
            </office:change-info>
          </text:insertion>
        </text:changed-region>
        <text:changed-region text:id="ct191707560">
          <text:insertion>
            <office:change-info>
              <dc:creator>Marc Schröder</dc:creator>
              <dc:date>2006-09-12T12:50:00</dc:date>
            </office:change-info>
          </text:insertion>
        </text:changed-region>
        <text:changed-region text:id="ct191707320">
          <text:insertion>
            <office:change-info>
              <dc:creator>Marc Schröder</dc:creator>
              <dc:date>2006-09-12T12:51:00</dc:date>
            </office:change-info>
          </text:insertion>
        </text:changed-region>
        <text:changed-region text:id="ct191702720">
          <text:insertion>
            <office:change-info>
              <dc:creator>Marc Schröder</dc:creator>
              <dc:date>2006-09-12T12: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posal for a MARY Unit Selection API for data access</text:h>
      <text:p text:style-name="Standard">Marc Schröder</text:p>
      <text:p text:style-name="Standard"/>
      <text:p text:style-name="Standard">History<text:change-start text:change-id="ct188418168"/></text:p>
      <text:p text:style-name="Standard">2006-09-12 Marc Schröder minor addition to TargetCostFunction: String feature vector</text:p>
      <text:p text:style-name="Standard">2006-09-12 Marc Schr<text:change-end text:change-id="ct188418168"/><text:change-start text:change-id="ct120594728"/>öder revisions based on comments from Anna and Sacha<text:change-end text:change-id="ct120594728"/></text:p>
      <text:p text:style-name="Standard">2006-09-06 Marc Schröder first proposal</text:p>
      <text:p text:style-name="Standard"/>
      <text:p text:style-name="Standard">This API outline is an attempt to design a clean class structure and interfaces for the run-time code working with the unit database files: CART file, Unit file, Target cost file, Join cost file, and Time line file. </text:p>
      <text:p text:style-name="Standard"/>
      <text:h text:style-name="Heading_20_2" text:outline-level="2">CART</text:h>
      <text:p text:style-name="Text_20_body">This is working code, clearly delimited and based on existing code from FreeTTS. The leaves are int[] containing the index numbers of units.</text:p>
      <text:p text:style-name="Text_20_body">Note: the convertNumbers() method should disappear, because number conversion should be done before even reading the trees into the runtime system.</text:p>
      <text:p text:style-name="Text_20_body"/>
      <text:h text:style-name="Heading_20_2" text:outline-level="2">TimelineReader and Datagram</text:h>
      <text:p text:style-name="Text_20_body">This is part of the code written for generating and reading timelines. We will focus on the aspect required in the run-time code.</text:p>
      <text:h text:style-name="Heading_20_3" text:outline-level="3">de.dfki.lt.mary.unitselection.voiceimport_reorganized.TimelineReader</text:h>
      <text:p text:style-name="Text_20_body">TimelineReader methods:</text:p>
      <text:list text:style-name="L3">
        <text:list-item>
          <text:p text:style-name="P4">Datagram[] getDatagrams(long startTime, int duration, int sampleRate) will read the required datagrams from the file on the disk.</text:p>
        </text:list-item>
        <text:list-item>
          <text:p text:style-name="P4">int getSampleRate() the sample rate used in all the datagrams in the timeline.</text:p>
        </text:list-item>
      </text:list>
      <text:h text:style-name="Heading_20_3" text:outline-level="3">de.dfki.lt.mary.unitselection.voiceimport_reorganized.Datagram</text:h>
      <text:p text:style-name="Text_20_body">This is a simple base class for the moment, which stores its data as a byte[]. It also has a duration (in samples at TimelineReader.getSampleRate()). A datagram knows how to read and write itself to/from disk. At a later stage, we can create sub-classes, such as LPCDatagram, that expose the meaning of the data in terms of a more informative API.</text:p>
      <text:p text:style-name="Text_20_body">Datagram methods:</text:p>
      <text:list text:style-name="L4">
        <text:list-item>
          <text:p text:style-name="P5">long getDuration() the datagram duration in timeline samples</text:p>
        </text:list-item>
        <text:list-item>
          <text:p text:style-name="P5">byte[] getBytes() the datagram data</text:p>
        </text:list-item>
      </text:list>
      <text:p text:style-name="Text_20_body"/>
      <text:h text:style-name="Heading_20_2" text:outline-level="2">Unit, TargetCostFunction and JoinCostFunction</text:h>
      <text:p text:style-name="Text_20_body">We save separate files for units, target cost features and join cost features; the idea is to be able to replace one set of target or join costs with another one very easily.</text:p>
      <text:p text:style-name="Text_20_body">In the run-time code, <text:change text:change-id="ct85927208"/><text:change-start text:change-id="ct188288072"/><text:s/><text:change-end text:change-id="ct188288072"/><text:change-start text:change-id="ct187775640"/>we should keep this separation in view of flexibility.<text:change-end text:change-id="ct187775640"/></text:p>
      <text:h text:style-name="Heading_20_3" text:outline-level="3">de.dfki.lt.mary.unitselection.Unit</text:h>
      <text:p text:style-name="Text_20_body">Unit fields:</text:p>
      <text:list text:style-name="L1">
        <text:list-item text:start-value="1">
          <text:p text:style-name="P1">long startTime (in samples)</text:p>
        </text:list-item>
        <text:list-item>
          <text:p text:style-name="P1">int duration (in samples)</text:p>
          <text:p text:style-name="P1"><text:change text:change-id="ct120348720"/><text:change text:change-id="ct85117432"/><text:change text:change-id="ct18604720"/></text:p>
        </text:list-item>
        <text:list-item>
          <text:p text:style-name="P1">int index the index number of this unit in the database</text:p>
          <text:p text:style-name="P1"><text:change text:change-id="ct188415064"/><text:change-start text:change-id="ct190369384"/></text:p>
        </text:list-item>
      </text:list>
      <text:p text:style-name="Text_20_body">Other information, such as <text:change-end text:change-id="ct190369384"/><text:change-start text:change-id="ct121262496"/>a link to the database or to target and join cost features, are not contained in this unit;<text:change-end text:change-id="ct121262496"/><text:change-start text:change-id="ct121235632"/> linking to the res<text:change-end text:change-id="ct121235632"/><text:change-start text:change-id="ct122218856"/>pective information must be done externally. The Unit object, then, really is just a translator between the “index” way of referencing information (for features) and the “time” way of referencing thi<text:change-end text:change-id="ct122218856"/><text:change-start text:change-id="ct188754856"/>ngs (for the time lines).<text:change-end text:change-id="ct188754856"/></text:p>
      <text:p text:style-name="P2">Unit methods:</text:p>
      <text:list text:style-name="L2">
        <text:list-item text:start-value="1">
          <text:p text:style-name="P3">constructor Unit(long startTime, int duration, <text:change-start text:change-id="ct123698888"/>int index<text:change-end text:change-id="ct123698888"/><text:change text:change-id="ct189063912"/><text:change text:change-id="ct188133016"/>) which is the only way to set any values on a Unit</text:p>
        </text:list-item>
        <text:list-item>
          <text:p text:style-name="P3">public getters for each of the fields: long getStartTime(), int getDuration(), ...</text:p>
          <text:p text:style-name="P3"><text:change text:change-id="ct124489472"/></text:p>
        </text:list-item>
      </text:list>
      <text:p text:style-name="P2">The concept of an instance number should disappear from a unit.</text:p>
      <text:p text:style-name="P2">Whether isValid() should stay is unclear. The current implementation is not functional: it was testing number of frames, but is now applying the same algorithm to duration, which is given in number of samples.</text:p>
      <text:h text:style-name="Heading_20_3" text:outline-level="3">de.dfki.lt.mary.unitselection.TargetCostFeatures</text:h>
      <text:p text:style-name="Text_20_body">This is a binary representation of target cost features, without a link to the respective meaning. How to compare two instances of TargetCostFeatures and compute the actual cost is the job of the TargetCostFunction.</text:p>
      <text:p text:style-name="Text_20_body">TargetCostFeatures fields:</text:p>
      <text:list text:style-name="L5">
        <text:list-item>
          <text:p text:style-name="P6">byte[] byteValuedDiscreteFeatures</text:p>
        </text:list-item>
        <text:list-item>
          <text:p text:style-name="P6">short[] shortValuedDiscreteFeatures</text:p>
        </text:list-item>
        <text:list-item>
          <text:p text:style-name="P6">float[] continuousFeatures</text:p>
        </text:list-item>
      </text:list>
      <text:p text:style-name="Text_20_body">TargetCostFeatures methods:</text:p>
      <text:list text:style-name="L6">
        <text:list-item>
          <text:p text:style-name="P7">constructor TargetCostFeatures(byte[] byteValuedDiscreteFeatures, short[] shortValuedDiscreteFeatures, float[] continuousFeatures) which is the only way to set any values on a TargetCostFeatures object</text:p>
        </text:list-item>
        <text:list-item>
          <text:p text:style-name="P7">getters for each of the fields, i.e. byte[] getByteValuedDiscreteFeatures(), etc.</text:p>
        </text:list-item>
      </text:list>
      <text:p text:style-name="Text_20_body">It does not seem to make any sense to provide accessors for individual features, such as “byte getByteValuedDiscreteFeature(int i)”, because the TargetCostFunction will always need to compare the entire set of feature values.</text:p>
      <text:h text:style-name="Heading_20_3" text:outline-level="3">de.dfki.lt.mary.unitselection.TargetCostFunction (i.e., an implementation of that interface)</text:h>
      <text:p text:style-name="Text_20_body">This class computes target costs: it knows how to compute target features for a given synthesis target at run-time, and how to compare the resulting features with a unit from the database.</text:p>
      <text:p text:style-name="Text_20_body">TargetCostFunction fields:</text:p>
      <text:list text:style-name="L7">
        <text:list-item>
          <text:p text:style-name="P8"><text:change-start text:change-id="ct122018440"/>field for storing the TargetCostFeatures objects representing a Target cost file:</text:p>
          <text:list>
            <text:list-item>
              <text:p text:style-name="P8">TargetCostFeatures[] targetCostFeatures</text:p>
            </text:list-item>
          </text:list>
        </text:list-item>
        <text:list-item>
          <text:p text:style-name="P8">fields for translating byte and short values into their text representation</text:p>
          <text:list>
            <text:list-item>
              <text:p text:style-name="P8">String[][] byte2StringFeatureValues (same length as byteValuedDiscreteFeatureWeights and byteValuedDiscreteFeatureProcessors; each value is a String[]; the position in that String[] is the byte value corresponding to the String value; e.g., if byteValuedDiscreteFeatureProcessors[2] is an OnsetCodaProcessor which can produce the values “onset” and “coda”, where “onset” is encoded as byte value 0 and “coda” as byte value 1, then byte2StringFeatureValues[2] would be the String[] {“onset”, “coda”}.)</text:p>
            </text:list-item>
            <text:list-item>
              <text:p text:style-name="P8">String[][] short2StringFeatureValues (same length as shortValuedDiscreteFeatureWeights and shortValuedDiscreteFeatureProcessors; each value is a String[]; the position in that String[] is the short value corresponding to the String value).</text:p>
            </text:list-item>
          </text:list>
        </text:list-item>
        <text:list-item>
          <text:p text:style-name="P8"><text:change-end text:change-id="ct122018440"/>fields required for computing the costs:</text:p>
          <text:list>
            <text:list-item>
              <text:p text:style-name="P8">float[] byteValuedDiscreteFeatureWeights</text:p>
            </text:list-item>
            <text:list-item>
              <text:p text:style-name="P8">float[] shortValuedDiscreteFeatureWeights</text:p>
            </text:list-item>
            <text:list-item>
              <text:p text:style-name="P8">float[] continuousFeatureWeights</text:p>
            </text:list-item>
            <text:list-item>
              <text:p text:style-name="P8">WeightFunction[] continuousFeatureWeightFunctions</text:p>
            </text:list-item>
          </text:list>
        </text:list-item>
        <text:list-item>
          <text:p text:style-name="P8">fields required for computing the features for the target:</text:p>
          <text:list>
            <text:list-item>
              <text:p text:style-name="P8">FeatureProcessor[] byteValuedDiscreteFeatureProcessors</text:p>
            </text:list-item>
            <text:list-item>
              <text:p text:style-name="P8">FeatureProcessor[] shortValuedDiscreteFeatureProcessors</text:p>
            </text:list-item>
            <text:list-item>
              <text:p text:style-name="P8">FeatureProcessor[] continuousFeatureProcessors</text:p>
            </text:list-item>
          </text:list>
        </text:list-item>
      </text:list>
      <text:p text:style-name="Text_20_body"/>
      <text:p text:style-name="Text_20_body">TargetCostFunction methods:</text:p>
      <text:list text:style-name="L8">
        <text:list-item>
          <text:p text:style-name="P9">dummy constructor TargetCostFunction()</text:p>
        </text:list-item>
        <text:list-item>
          <text:p text:style-name="P9">load(RandomAccessFile targetFile, UnitSelectionFeatProcManager featProc, WeightFunctionManager weightFunctionManager) must be called once during system startup. It loads the meta-description of the target features into the float[] weight arrays, maps the feature names onto FeatureProcessors with the help of the FeatProcManager (exists), <text:change text:change-id="ct188107856"/>maps the weighting function names onto WeightingFunctions with the help of the WeightFunctionManager (see below)<text:change-start text:change-id="ct188666480"/>, and fills th<text:change-end text:change-id="ct188666480"/><text:change-start text:change-id="ct188005368"/>e translation tables <text:change-end text:change-id="ct188005368"/><text:change-start text:change-id="ct121011904"/>byte2StringFeatureValues and short2StringFeatureValues<text:change-end text:change-id="ct121011904"/>. If no weight function name is given, “linear” should be assumed. If any of the feature names of weighting function names does not correspond to an existing FeatureProcessor or WeightFunction, that is a serious problem, and we must abort the startup.<text:change-start text:change-id="ct121262344"/><text:line-break/>Finally, all targetCostFeatures entries in the file are loaded into the array targetCostFeatures.<text:change-end text:change-id="ct121262344"/></text:p>
        </text:list-item>
        <text:list-item>
          <text:p text:style-name="P9">TargetCostFeatures computeTarget<text:change-start text:change-id="ct122552608"/>Cost<text:change-end text:change-id="ct122552608"/>Features(Target target) will run through all the byteValuedDiscreteFeatureProcessors, shortValuedDiscreteFeatureProcessors and continuousFeatureProcessors, and return the resulting TargetCostFeatures object. This expensive method should be called only once per Target object, <text:change-start text:change-id="ct188753648"/>in a separate step before unit selection starts. <text:change-end text:change-id="ct188753648"/><text:change text:change-id="ct120354576"/>cost()<text:change-start text:change-id="ct122519440"/> should complain<text:change-end text:change-id="ct122519440"/><text:change text:change-id="ct188074552"/> if the target does not yet have a TargetCostFeatures object.<text:change-start text:change-id="ct121939904"/></text:p>
        </text:list-item>
        <text:list-item>
          <text:p text:style-name="P9">TargetCostFeatures getTargetCostFeatures(Unit unit) will return the target features for the given unit, i.e. target<text:change-end text:change-id="ct121939904"/><text:change-start text:change-id="ct120345472"/>CostFeatures[unit.getIndex()].<text:change-end text:change-id="ct120345472"/><text:change-start text:change-id="ct189303248"/> (Sacha suggested this, to have flexibility in case we need access to the units' target cost features).<text:change-end text:change-id="ct189303248"/></text:p>
        </text:list-item>
        <text:list-item>
          <text:p text:style-name="P9">cost(Target target, Unit unit) will try to get the TargetCostFeatures from target and unit. <text:change text:change-id="ct121321720"/><text:s/>We can assert that <text:change-start text:change-id="ct123583880"/>both target and <text:change-end text:change-id="ct123583880"/>unit must have a non-null TargetCostFeatures. A total cost is computed by the individual contributions of byte-valued discrete features, short-valued discrete features and continuous features. We can assert that the length of the byte array returned by TargetCostFeatures.getByteValuedDiscreteFeatures() is equal to the lengths of byteValuedDiscreteFeatureWeights, etc. For all discrete features, if the two corresponding bytes or shorts are equal, the cost contribution will be 0, otherwise it will be the corresponding weight. For the continuous features, the cost will be weight * weightFunction.cost(a, b), where a and b are corresponding continuousFeatures of the target and unit, respectively.<text:change-start text:change-id="ct122512792"/></text:p>
        </text:list-item>
        <text:list-item>
          <text:p text:style-name="P9">String[] getStringVal<text:change-end text:change-id="ct122512792"/><text:change-start text:change-id="ct121303800"/>ues(TargetCos<text:change-end text:change-id="ct121303800"/><text:change-start text:change-id="ct191406816"/>tFeatures tcf) returns a clear-text version of the target cost features object. The features are listed in the order byte<text:change-end text:change-id="ct191406816"/><text:change-start text:change-id="ct189636864"/>-short-float, i.e. byte-valued discrete features, then short-valued discrete features, then float features. The String values for byte-valued and short-valued discrete features are looked up in the translation <text:change-end text:change-id="ct189636864"/><text:change-start text:change-id="ct121387016"/>table; the String values for float-valued continuous features are simply the string representation of the float value.<text:change-end text:change-id="ct121387016"/></text:p>
        </text:list-item>
      </text:list>
      <text:h text:style-name="Heading_20_3" text:outline-level="3">de.dfki.lt.mary.unitselection.JoinCostFeatures</text:h>
      <text:p text:style-name="Text_20_body">This is a binary representation of join cost features, without a link to the respective meaning. How to compare the JoinCostFeatures of two units and compute the actual cost is the job of the JoinCostFunction.</text:p>
      <text:p text:style-name="Text_20_body">JoinCostFeatures fields:</text:p>
      <text:list text:style-name="L5">
        <text:list-item text:start-value="1">
          <text:p text:style-name="P6">float[] left</text:p>
        </text:list-item>
        <text:list-item>
          <text:p text:style-name="P6">float[] right</text:p>
        </text:list-item>
      </text:list>
      <text:p text:style-name="Text_20_body">JoinCostFeatures methods:</text:p>
      <text:list text:style-name="L9">
        <text:list-item>
          <text:p text:style-name="P10">constructor JoinCostFeatures(float[] leftFeatures, float[] rightFeatures) which is the only way to set any values on a JoinCostFeatures object</text:p>
        </text:list-item>
        <text:list-item>
          <text:p text:style-name="P10">getters for each of the fields, i.e. float[] getLeftFeatures(), float[] getRightFeatures().</text:p>
        </text:list-item>
      </text:list>
      <text:p text:style-name="Text_20_body">It does not seem to make any sense to provide accessors for individual features, such as “float getLeftFeature(int i)”, because the JoinCostFunction will always need to compare the entire set of feature values.</text:p>
      <text:p text:style-name="Text_20_body"/>
      <text:h text:style-name="Heading_20_3" text:outline-level="3">de.dfki.lt.mary.unitselection.JoinCostFunction (i.e., an implementation of that interface)</text:h>
      <text:p text:style-name="Text_20_body">This class computes join costs for two units.</text:p>
      <text:p text:style-name="Text_20_body">JoinCostFunction fields:<text:change-start text:change-id="ct191707560"/></text:p>
      <text:list text:style-name="L7">
        <text:list-item text:start-value="1">
          <text:p text:style-name="P8">field for storing the JoinCostFeatures objects representing a Join cost file:</text:p>
        </text:list-item>
        <text:list-item>
          <text:p text:style-name="P8">JoinCostFeatures[] joinCostFeatures<text:change-end text:change-id="ct191707560"/></text:p>
        </text:list-item>
      </text:list>
      <text:list text:style-name="L7">
        <text:list-item text:start-value="1">
          <text:p text:style-name="P8">fields required for computing the costs:</text:p>
          <text:list>
            <text:list-item>
              <text:p text:style-name="P8">float[] weights</text:p>
            </text:list-item>
            <text:list-item>
              <text:p text:style-name="P8">WeightFunction[] weightFunctions</text:p>
            </text:list-item>
          </text:list>
        </text:list-item>
      </text:list>
      <text:p text:style-name="Text_20_body">JoinCostFunction methods:</text:p>
      <text:list text:style-name="L10">
        <text:list-item>
          <text:p text:style-name="P11">dummy constructor JoinCostFunction()</text:p>
        </text:list-item>
        <text:list-item>
          <text:p text:style-name="P11">load(RandomAccessFile targetFile, WeightFunctionManager weightFunctionManager) must be called once during system startup. It loads the weights for the features into the float[] weight array, and maps the weighting function names onto WeightingFunctions with the help of the WeightFunctionManager (see below). If no weight function name is given, “linear” should be assumed. If any of the weighting function names does not correspond to an existing WeightFunction, that is a serious problem, and we must abort the startup.<text:change-start text:change-id="ct191707320"/><text:line-break/>Finally, all joinCostFeatures entries in the file are loaded into the array joinCostFeatures.<text:change-end text:change-id="ct191707320"/><text:change-start text:change-id="ct191702720"/></text:p>
        </text:list-item>
      </text:list>
      <text:list text:style-name="L8">
        <text:list-item text:start-value="1">
          <text:p text:style-name="P9">JoinCostFeatures getJoinCostFeatures(Unit unit) will return the join features for the given unit, i.e. joinCostFeatures[unit.getIndex()]. (Sacha suggested this for target costs, and it makes sense to have the same for join costs).<text:change-end text:change-id="ct191702720"/></text:p>
        </text:list-item>
      </text:list>
      <text:list text:style-name="L10">
        <text:list-item text:start-value="1">
          <text:p text:style-name="P11">cost(Unit leftUnit, Unit rightUnit) will compute the cost of joining rightUnit to the right of leftUnit. We can assert that both units must have a non-null JoinCostFeatures, and that leftUnit.getRightFeatures() and rightUnit.getLeftFeatures() are non-null as well. A total cost is computed by the individual contributions of features. We can assert that the float arrays returned by leftUnit.getRightFeatures() and rightUnit.getLeftFeatures() have equal length, also equal to the lengths of weights and weightFunctions. For the features, the cost will be weight * weightFunction.cost(a, b), where a and b are corresponding features of leftUnit.getRightFeatures() and rightUnit.getLeftFeatures(), respectively.</text:p>
        </text:list-item>
      </text:list>
      <text:p text:style-name="Text_20_body"/>
      <text:h text:style-name="Heading_20_3" text:outline-level="3">de.dfki.lt.mary.unitselection.&lt;something&gt;.WeightFunction and WeightFunctionManager</text:h>
      <text:p text:style-name="Text_20_body">Weight functions apply to continuous features only. For making the link between an actual WeightFunction object and its name, a registry mechanism similar to the FeatProcManager must be created for the WeightFunctions (not spelled out here; a challenge is to allow for optional parameters, as defined in the UnitDatabaseFormat document (“step 20%”).</text:p>
      <text:p text:style-name="Text_20_body">Currently, there is only two weight functions: “linear” (the default) and “step”.</text:p>
      <text:p text:style-name="Text_20_body">WeightFunction fields: (none/depends on the concrete weight function)</text:p>
      <text:p text:style-name="Text_20_body">WeightFunction methods:</text:p>
      <text:list text:style-name="L11">
        <text:list-item>
          <text:p text:style-name="P12">float cost(float a, float b) computes the cost (0 or positive) for the continuous feature values a and b.</text:p>
        </text:list-item>
      </text:list>
      <text:p text:style-name="Text_20_body"/>
      <text:h text:style-name="Heading_20_2" text:outline-level="2">UnitDatabase</text:h>
      <text:h text:style-name="Heading_20_3" text:outline-level="3">de.dfki.lt.mary.unitselection.UnitDatabase and/or subclasses</text:h>
      <text:p text:style-name="Text_20_body">This holds the various parts together.</text:p>
      <text:p text:style-name="Text_20_body">UnitDatabase fields:</text:p>
      <text:list text:style-name="L12">
        <text:list-item>
          <text:p text:style-name="P13">Unit[] units</text:p>
        </text:list-item>
        <text:list-item>
          <text:p text:style-name="P13">int unitSampleRate (this is the sample rate from the Unit file, i.e. the missing piece to be able to make sense of the “startTime” and “duration” fields in the units)</text:p>
        </text:list-item>
        <text:list-item>
          <text:p text:style-name="P13">Map cartMap (mapping a “unit type” string to a pre-selection CART; the UnitDatabase must know how to generate this “unit type” string for a given Target)</text:p>
        </text:list-item>
        <text:list-item>
          <text:p text:style-name="P13">TargetCostFunction targetCostFunction</text:p>
        </text:list-item>
        <text:list-item>
          <text:p text:style-name="P13">JoinCostFunction joinCostFunction</text:p>
        </text:list-item>
        <text:list-item>
          <text:p text:style-name="P13">TimelineReader audioTimelineReader (this can generate a series of datagrams for a given start time and duration; a suitable UnitConcatenator will know how to generate audio from it)</text:p>
        </text:list-item>
        <text:list-item>
          <text:p text:style-name="P13">AudioFormat audioFormat (it is unclear whether the database, the timeline, the datagrams or the unit concatenator should know what audio format the generated audio will have)</text:p>
        </text:list-item>
      </text:list>
      <text:p text:style-name="Text_20_body">UnitDatabase methods:</text:p>
      <text:list text:style-name="L13">
        <text:list-item>
          <text:p text:style-name="P14">constructor UnitDatabase(), which only sets up the logger</text:p>
        </text:list-item>
        <text:list-item>
          <text:p text:style-name="P14">void loadDatabase(String unitsFile, String cartsFile, String targetFeatsFile, String joinFeatsFile, String audioFile, UnitSelectionFeatProcManager featureProcessors, String voice, TargetCostFunction targetCostFunc, JoinCostFunction joinCostFunc) will load the database. For unitsFile, targetFeatsFile and joinFeatsFile, two types of information must be distinguished:</text:p>
        </text:list-item>
      </text:list>
      <text:list text:style-name="L14">
        <text:list-item>
          <text:p text:style-name="P15">“meta” information, found in the headers/first sections of unitsFile, targetFeatsFile and joinFeatsFile. For example, the first section of unitsFile will provide the unitSampleRate and the required length of the units[] array; the first section of targetFeatsFile and joinFeatsFile will provide the necessary information for the TargetCostFunction and JoinCostFunction (see below).</text:p>
        </text:list-item>
        <text:list-item>
          <text:p text:style-name="P15">the actual data. The actual entries for the individual units, from unitsFile, targetFeatsFile and joinFeatsFile should be read together and combined into the Unit objects (see below). Concretely, for the targetFeatsFile entry for index i, create a TargetCostFeatures object (see below); for the joinFeatsFile entry for index i, create a JoinCostFeatures object (see below); then combine these with the timing information from the unitFile entry for index i to create a Unit object, and save it as units[i].</text:p>
        </text:list-item>
      </text:list>
      <text:list text:style-name="L15">
        <text:list-item>
          <text:p text:style-name="P16">int getUnitSampleRate()</text:p>
        </text:list-item>
        <text:list-item>
          <text:p text:style-name="P16">int[] getCandidates(Target target) should do the pre-selection for the given target. That implies several steps: 1. from the target object, compute a “unit type” string; 2. from cartMap, retrieve the appropriate CART for that “unit type”; 3. apply the CART to the target, i.e. cart.interpret(target.getItem()). <text:line-break/>Note: ClusterUnitSelector.getCandidates() needs to be adapted; getTree() is not needed anymore.</text:p>
        </text:list-item>
        <text:list-item>
          <text:p text:style-name="P16">Unit getUnit(int index) is needed as long as we use index numbers to identify the units in the leaves of the CART and/or want a Unit.getPrevious() and Unit.getNext() method.</text:p>
        </text:list-item>
        <text:list-item>
          <text:p text:style-name="P16">Datagram[] getAudioData(long startTime, int duration) provides the datagrams needed for generating audio, for the given startTime and duration (given in samples with unitSampleRate). It is a simple call to audioTimelineReader.getDatagrams(startTime, duration, unitSampleRate).<text:line-break/>Note: the UnitConcatenator which will generate audio from these Datagrams will also need to know the timeline sample rate as provided by audioTimelineReader.getSampleRate(), therefore we also need a getAudioSampleRate().</text:p>
        </text:list-item>
        <text:list-item>
          <text:p text:style-name="P16">int getAudioSampleRate() returns the sample rate as used in the audio time line, i.e. audioTimelineReader.getSampleRate()</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Regular"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initial-creator>Marc Schröder</meta:initial-creator>
    <meta:creation-date>2006-09-06T13:02:12</meta:creation-date>
    <dc:creator>Marc Schröder</dc:creator>
    <dc:date>2006-09-12T15:16:18</dc:date>
    <dc:language>en-GB</dc:language>
    <meta:editing-cycles>62</meta:editing-cycles>
    <meta:editing-duration>PT23H31M58S</meta:editing-duration>
    <meta:user-defined meta:name="Info 1"/>
    <meta:user-defined meta:name="Info 2"/>
    <meta:user-defined meta:name="Info 3"/>
    <meta:user-defined meta:name="Info 4"/>
    <meta:document-statistic meta:table-count="0" meta:image-count="0" meta:object-count="0" meta:page-count="7" meta:paragraph-count="131" meta:word-count="2283" meta:character-count="16531"/>
  </office:meta>
</office:document-meta>
</file>